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31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37.75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39.56mm"/>
    </style:style>
    <style:style style:name="co8" style:family="table-column">
      <style:table-column-properties fo:break-before="auto" style:column-width="70.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241.64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-scholar-2010-2020geographic spatial network transport software open sourc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ool_name</text:p>
          </table:table-cell>
          <table:table-cell office:value-type="string" calcext:value-type="string">
            <text:p>found_via</text:p>
          </table:table-cell>
          <table:table-cell office:value-type="string" calcext:value-type="string">
            <text:p>is_transport_tool</text:p>
          </table:table-cell>
          <table:table-cell office:value-type="string" calcext:value-type="string">
            <text:p>open_sour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_citations</text:p>
          </table:table-cell>
          <table:table-cell office:value-type="string" calcext:value-type="string">
            <text:p>n_name_scholar</text:p>
          </table:table-cell>
          <table:table-cell office:value-type="string" calcext:value-type="string">
            <text:p>n_name_transport_planning_results_on_google_scholar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gh_topics</text:p>
          </table:table-cell>
          <table:table-cell office:value-type="string" calcext:value-type="string">
            <text:p>maintained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citation_ke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rst_author_sir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s_text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years_since_publication</text:p>
          </table:table-cell>
          <table:table-cell office:value-type="string" calcext:value-type="string">
            <text:p>citations_per_year</text:p>
          </table:table-cell>
        </table:table-row>
        <table:table-row table:style-name="ro1">
          <table:table-cell office:value-type="string" calcext:value-type="string">
            <text:p>Trip-simulator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JavaScript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JavaScript</text:p>
          </table:table-cell>
          <table:table-cell table:number-columns-repeated="4"/>
          <table:table-cell office:value-type="string" calcext:value-type="string">
            <text:p>https://github.com/sharedstreets/trip-simul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ghetti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github.com/pysal/spaghetti</text:p>
          </table:table-cell>
          <table:table-cell office:value-type="string" calcext:value-type="string">
            <text:p>Spatial-network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aboardi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dgr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github.com/ATFutures/dod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dgham_dodgr_2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map.blue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github.com/FlowmapBlue/flowmap.bl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Routing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C++</text:p>
          </table:table-cell>
          <table:table-cell table:number-columns-repeated="4"/>
          <table:table-cell office:value-type="string" calcext:value-type="string">
            <text:p>https://github.com/pgRouting/pgrouting</text:p>
          </table:table-cell>
          <table:table-cell office:value-type="string" calcext:value-type="string">
            <text:p>routing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NEAT3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github.com/root676/QNEAT3/</text:p>
          </table:table-cell>
          <table:table-cell office:value-type="string" calcext:value-type="string">
            <text:p>network-analysi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RouteService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Jav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github.com/GIScience/openrouteservice</text:p>
          </table:table-cell>
          <table:table-cell office:value-type="string" calcext:value-type="string">
            <text:p>routing-engine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tino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outino.org/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hHopper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github.com/graphhopper/graphhopper</text:p>
          </table:table-cell>
          <table:table-cell office:value-type="string" calcext:value-type="string">
            <text:p>routing-engine</text:p>
          </table:table-cell>
          <table:table-cell office:value-type="float" office:value="1" calcext:value-type="float">
            <text:p>1</text:p>
          </table:table-cell>
          <table:table-cell office:value-type="float" office:value="2820" calcext:value-type="float">
            <text:p>28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halla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github.com/valhalla/valhalla</text:p>
          </table:table-cell>
          <table:table-cell office:value-type="string" calcext:value-type="string">
            <text:p>routing-engin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TripPlanner</text:p>
          </table:table-cell>
          <table:table-cell office:value-type="string" calcext:value-type="string">
            <text:p>Crow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/WU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https://github.com/opentripplanner/OpenTripPlann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RM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outing engine</text:p>
          </table:table-cell>
          <table:table-cell office:value-type="string" calcext:value-type="string">
            <text:p>BSD-2</text:p>
          </table:table-cell>
          <table:table-cell office:value-type="string" calcext:value-type="string">
            <text:p>C++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github.com/Project-OSRM/osrm-backend</text:p>
          </table:table-cell>
          <table:table-cell office:value-type="string" calcext:value-type="string">
            <text:p>routing</text:p>
          </table:table-cell>
          <table:table-cell office:value-type="float" office:value="1" calcext:value-type="float">
            <text:p>1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luxen_realtime_2011</text:p>
          </table:table-cell>
          <table:table-cell office:value-type="string" calcext:value-type="string">
            <text:p>(Luxen and Vetter 201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kit-mobility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github.com/scikit-mobility/scikit-mobility</text:p>
          </table:table-cell>
          <table:table-cell office:value-type="string" calcext:value-type="string">
            <text:p>Mobility-analysis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ppalardo_scikitmobility_2019</text:p>
          </table:table-cell>
          <table:table-cell office:value-type="string" calcext:value-type="string">
            <text:p>(Pappalardo et al. 20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Hosted servic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github.com/npct/pct-shiny/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velace_propensity_2017</text:p>
          </table:table-cell>
          <table:table-cell office:value-type="string" calcext:value-type="string">
            <text:p>(Lovelace et al. 201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S Tools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https://github.com/GIScience/orstools-qgis-plugin</text:p>
          </table:table-cell>
          <table:table-cell office:value-type="string" calcext:value-type="string">
            <text:p>routin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works plugin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https://github.com/crocovert/networ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Mnx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office:value-type="string" calcext:value-type="string">
            <text:p>https://github.com/gboeing/osmnx/</text:p>
          </table:table-cell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boeing_osmnx_2017</text:p>
          </table:table-cell>
          <table:table-cell office:value-type="string" calcext:value-type="string">
            <text:p>(Boeing 201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mepy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github.com/martinfleis/momepy</text:p>
          </table:table-cell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leischmann_momepy_2019</text:p>
          </table:table-cell>
          <table:table-cell office:value-type="string" calcext:value-type="string">
            <text:p>(Fleischmann 20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entripplanner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github.com/ropensci/opentripplanner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rgan_opentripplanner_2019</text:p>
          </table:table-cell>
          <table:table-cell office:value-type="string" calcext:value-type="string">
            <text:p>(Morgan et al. 20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Mix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Hosted servic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JavaScript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github.com/streetmix/streetmi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iggs_streetplan_2016</text:p>
          </table:table-cell>
          <table:table-cell office:value-type="string" calcext:value-type="string">
            <text:p>(Riggs et al. 2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bound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https://github.com/citybound/citybound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treet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https://github.com/dabreegster/abstreet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quilibraE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github.com/AequilibraE/AequilibraE-GU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margo_aequilibrae_2015</text:p>
          </table:table-cell>
          <table:table-cell office:value-type="string" calcext:value-type="string">
            <text:p>(Carmargo 20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O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Standalone </text:p>
          </table:table-cell>
          <table:table-cell table:style-name="ce1" office:value-type="string" calcext:value-type="string">
            <text:p>EPL-2.0</text:p>
          </table:table-cell>
          <table:table-cell table:style-name="ce1" office:value-type="string" calcext:value-type="string">
            <text:p>C++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string" calcext:value-type="string">
            <text:p>https://github.com/eclipse/sumo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lopez_microscopic_2018</text:p>
          </table:table-cell>
          <table:table-cell office:value-type="string" calcext:value-type="string">
            <text:p>(Lopez et al. 201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Standalone </text:p>
          </table:table-cell>
          <table:table-cell table:style-name="ce1" office:value-type="string" calcext:value-type="string">
            <text:p>GPLv2</text:p>
          </table:table-cell>
          <table:table-cell table:style-name="ce1" office:value-type="string" calcext:value-type="string">
            <text:p>Java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string" calcext:value-type="string">
            <text:p>https://github.com/matsim-org/matsim-libs</text:p>
          </table:table-cell>
          <table:table-cell office:value-type="string" calcext:value-type="string">
            <text:p>transportation-planning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orni_multiagent_2016</text:p>
          </table:table-cell>
          <table:table-cell office:value-type="string" calcext:value-type="string">
            <text:p>(Horni et al. 2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ingPandas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github.com/anitagraser/movingpandas/</text:p>
          </table:table-cell>
          <table:table-cell office:value-type="string" calcext:value-type="string">
            <text:p>trajectory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raser_movingpandas_2019</text:p>
          </table:table-cell>
          <table:table-cell office:value-type="string" calcext:value-type="string">
            <text:p>(Graser 20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NA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C++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https://github.com/fiftysevendegreesofrad/sdna_open</text:p>
          </table:table-cell>
          <table:table-cell office:value-type="string" calcext:value-type="string">
            <text:p>Urban-plan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oper_sdna_2015</text:p>
          </table:table-cell>
          <table:table-cell office:value-type="string" calcext:value-type="string">
            <text:p>(Cooper 2015)</text:p>
          </table:table-cell>
          <table:table-cell office:value-type="string" calcext:value-type="string">
            <text:p>Cooper 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[HTML][HTML] Using spatial network analysis to model pedal cycle flows, risk and mode choic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banacces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Pyth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https://github.com/UDST/urbanaccess</text:p>
          </table:table-cell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lanchard_urbanaccess_2017</text:p>
          </table:table-cell>
          <table:table-cell office:value-type="string" calcext:value-type="string">
            <text:p>(Blanchard 2017)</text:p>
          </table:table-cell>
          <table:table-cell office:value-type="string" calcext:value-type="string">
            <text:p>Blanch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rbanaccess: generalized methodology for measuring regional accessibility with an integrated pedestrian and transit network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planr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s://github.com/ropensci/stplanr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ovelace_stplanr_2018</text:p>
          </table:table-cell>
          <table:table-cell office:value-type="string" calcext:value-type="string">
            <text:p>(Lovelace et al. 2018)</text:p>
          </table:table-cell>
          <table:table-cell office:value-type="string" calcext:value-type="string">
            <text:p>Lovel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planr: A package for transport planning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jAnalytic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vis.cs.kent.edu/TrajAnalytics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amal_open_2019</text:p>
          </table:table-cell>
          <table:table-cell office:value-type="string" calcext:value-type="string">
            <text:p>(Shamal et al. 2019)</text:p>
          </table:table-cell>
          <table:table-cell office:value-type="string" calcext:value-type="string">
            <text:p>Sham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 Open Source TrajAnalytics Software for Modeling, Transformation and Visualization of Urban Trajectory Data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ban network analysi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3"/>
          <table:table-cell office:value-type="string" calcext:value-type="string">
            <text:p>https://github.com/zenwalk/urban-network-analysis-toolbo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vtsu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rban network analysi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https://github.com/dwmorley/TRANE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ulliv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[HTML][HTML] Development of an open-source road traffic noise model for exposure assessment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chili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xNetGIS: a tool for the analysis of complex spatial network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ttps://github.com/matti/reittihak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Järv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ititin: an open source tool for analysing accessibility by public transport in Greater Helsinki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edlič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pen transport map—Routable OpenStreetMap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620" calcext:value-type="float">
            <text:p>7620</text:p>
          </table:table-cell>
          <table:table-cell table:number-columns-repeated="9"/>
          <table:table-cell office:value-type="string" calcext:value-type="string">
            <text:p>Burroug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rinciples of geographical information system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number-columns-repeated="9"/>
          <table:table-cell office:value-type="string" calcext:value-type="string">
            <text:p>Netel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pen source GIS: a GRASS GIS approach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number-columns-repeated="9"/>
          <table:table-cell office:value-type="string" calcext:value-type="string">
            <text:p>Nete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ASS GIS: A multi-purpose open source GI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number-columns-repeated="9"/>
          <table:table-cell office:value-type="string" calcext:value-type="string">
            <text:p>Elwoo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searching volunteered geographic information: Spatial data, geographic research, and new social practic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number-columns-repeated="9"/>
          <table:table-cell office:value-type="string" calcext:value-type="string">
            <text:p>Hakla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w many volunteers does it take to map an area well? The validity of Linus' law to volunteered geographic inform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Zho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xamining the effects of socioeconomic development on fine particulate matter (PM2. 5) in China's cities using spatial regression and the geographical detector …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number-columns-repeated="9"/>
          <table:table-cell office:value-type="string" calcext:value-type="string">
            <text:p>Comb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[HTML][HTML] A spatial analysis of variations in health access: linking geography, socio-economic status and access percep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9"/>
          <table:table-cell office:value-type="string" calcext:value-type="string">
            <text:p>Hor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… of a spatial decision support system for flood risk management in Brazil that combines volunteered geographic information with wireless sensor network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Neute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he prism of everyday life: Towards a new research agenda for time geography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9"/>
          <table:table-cell office:value-type="string" calcext:value-type="string">
            <text:p>Wa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yberGIS software: a synthetic review and integration roadmap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9"/>
          <table:table-cell office:value-type="string" calcext:value-type="string">
            <text:p>Chang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ic information system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number-columns-repeated="9"/>
          <table:table-cell office:value-type="string" calcext:value-type="string">
            <text:p>Hal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munity-based production of geographic information using open source software and Web 2.0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9"/>
          <table:table-cell office:value-type="string" calcext:value-type="string">
            <text:p>Sw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 review of open source software solutions for developing water resources web applica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9"/>
          <table:table-cell office:value-type="string" calcext:value-type="string">
            <text:p>Hiloidhar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merging role of Geographical Information System (GIS), Life Cycle Assessment (LCA) and spatial LCA (GIS-LCA) in sustainable bioenergy planning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9"/>
          <table:table-cell office:value-type="string" calcext:value-type="string">
            <text:p>Kres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ringer handbook of geographic inform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Middle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imCCS: An open-source tool for optimizing CO2 capture, transport, and storage infrastructu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number-columns-repeated="9"/>
          <table:table-cell office:value-type="string" calcext:value-type="string">
            <text:p>Nguy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imating potential photovoltaic yield with r. sun and the open source geographical resources analysis support system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9"/>
          <table:table-cell office:value-type="string" calcext:value-type="string">
            <text:p>Ducrue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s in multi-level maritime networks: evidence from the Atlantic (1996–2006)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9"/>
          <table:table-cell office:value-type="string" calcext:value-type="string">
            <text:p>Peter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RS: An ArcGIS toolset used to calculate the spatial information needed to fit spatial statistical models to stream network data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9"/>
          <table:table-cell office:value-type="string" calcext:value-type="string">
            <text:p>Tomps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K open source crime data: accuracy and possibilities for research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9"/>
          <table:table-cell office:value-type="string" calcext:value-type="string">
            <text:p>Kardun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[HTML][HTML] A protocol to convert spatial polyline data to network formats and applications to world urban road network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Malien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graphic information system: Old principles with new capabilitie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Arsanja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 introduction to OpenStreetMap in Geographic Information Science: Experiences, research, and applica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Rosset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Integrating free and open source tools and distributed modelling codes in GIS environment for data-based groundwater management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Glom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Ptolemaic political activities on the west coast of Hellenistic Asia Minor had a significant impact on the local spread of the Isiac cults: A spatial network analysi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Zha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ical information system parallelization for spatial big data processing: a review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Gkatzofli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velopment of a web GIS application for emissions inventory spatial allocation based on open source software tool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Ta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imating the most likely space–time paths, dwell times and path uncertainties from vehicle trajectory data: A time geographic method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9"/>
          <table:table-cell office:value-type="string" calcext:value-type="string">
            <text:p>Brovell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ree and open source software for geospatial applications (FOSS4G) to support Future Earth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Tsiot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he complexity in the study of spatial networks: an epistemological approach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9"/>
          <table:table-cell office:value-type="string" calcext:value-type="string">
            <text:p>dos Anjos Lu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[HTML][HTML] Geographic accessibility to primary healthcare centers in Mozambiqu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9"/>
          <table:table-cell office:value-type="string" calcext:value-type="string">
            <text:p>Evan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[HTML][HTML] Open-Source web-based geographical information system for health exposure assessment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Chand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alysing spatial patterns and trend of future urban expansion using SLEUTH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Almquist 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rge-scale spatial network models: An application to modeling information diffusion through the homeless population of San Francisco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9"/>
          <table:table-cell office:value-type="string" calcext:value-type="string">
            <text:p>Willia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ward open source Kenya: Creating and sharing a GIS database of Nairobi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Boch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iseModelling: An open source GIS based tool to produce environmental noise map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Hoo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ostMAP: an open-source software package for developing cost surfaces using a multi-scale search kernel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oc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he making of a mega-region: evaluating and proposing long-term transport planning strategies with open-source data and transport accessibility tool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Blas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temporary concerns in geographical/geospatial information systems (GIS) processing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Pik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y and social networks in transportation mode choic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Che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termining intra-urban spatial accessibility disparities in multimodal public transport network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Mantovan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 new approach to landslide geomorphological mapping using the Open Source software in the Olvera area (Cadiz, Spain)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Rozenbl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hods for multilevel analysis and visualisation of geographical network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De Olivei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velopment of an agricultural management information system based on Open-Source solu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9"/>
          <table:table-cell office:value-type="string" calcext:value-type="string">
            <text:p>Brach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spatially explicit network science model for emergency evacuations in an urban context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Martine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le-based topology system for spatial databases to validate complex geographic dataset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Bordog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… multi-source volunteered, crowdsourced, and authoritative geographic information: The case study of volunteered personal traces analysis against transport network …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Meneg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Tools4MSP: an open source software package to support Maritime Spatial Planning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Dingi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Transport indicator analysis and comparison of 151 urban areas, based on open source data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Boeing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reet network models and measures for every US City, county, urbanized area, census tract, and zillow-defined neighborhood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Çalışk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Geo-MST: A geographical minimum spanning tree plugin for QGI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Gaboard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onnecting points to spatial networks: effects on discrete optimization model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Shaw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ographic information systems for transportation: from a static past to a dynamic futu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Birk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libration of a spatial simulation model with volunteered geographical inform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9"/>
          <table:table-cell office:value-type="string" calcext:value-type="string">
            <text:p>Batty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eling and simulation in geographic information science: Integrated models and grand challenge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Martí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ographic information technology and innovative teaching: Keys to geography degree curriculum reform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Yakubailik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spatial services &amp; Web GIS software for environmental monitoring problem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Bermudez 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w frontiers on open standards for geo-spatial scienc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Va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w methods for resilient societies: The geographical analysis of injury data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Cooper 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redictive spatial network analysis for high-resolution transport modeling, applied to cyclist flows, mode choice, and targeting investment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Holler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UMAN GEOGRAPHY WITH OPEN GIS AS A TRANSFORMATIVE INTRODUCTORY HIGHER EDUCATION COURSE.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Garbi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pen source for enterprise geographic information system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elama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review on open source architecture in geographical information system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Harr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ward an informal Spatial Data Infrastructure: Voluntary Geographic Information, Neogeography, and the role of citizen sensor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Bar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 open source relational database schema and system for the analysis of large scale spatially interdependent infrastructure network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Ver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eb-based GIS and desktop open source GIS software: an emerging innovative approach for water resources management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Falensk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 generic open-source software framework supporting scenario simulations in bioterrorist crise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Sing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[HTML][HTML] Mapping spatial data on the web using free and open-source tools: a prototype implement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Brovell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unteered Geographic Information for water management: a prototype architectu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Reades 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pping changes in the affordability of London with open-source software and open data: 1997–2012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Ramachandr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dentifying geographical interdependency in critical infrastructure systems using open source geospatial data in order to model restoration strategies in the aftermath …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Par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uilding a low-cost geographic website for collecting citizen science contribu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Retti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pen source REST services for environmental sensor networking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Remoal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ographical Information Systems: The past, present and futu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llen 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ing network segments in the visualization of urban isochrone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Janipell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plication of Geographic Information System in Energy Utiliz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Kau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velopment of village information system for Faridkot district using remote sensing and geographic information system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Ducru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tween geography and transport: A scientometric analysis of port studies in Journal of Transport Geography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Coop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sDNA: 3-d spatial network analysis for GIS, CAD, Command Line &amp; Pyth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020" calcext:value-type="float">
            <text:p>2020</text:p>
          </table:table-cell>
          <table:table-cell office:value-type="string" calcext:value-type="string">
            <text:p>TOPIC NO. 1: INTRODUCTION TO GEOGRAPHICAL INFORMATION SYSTEM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Ne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n open-source based GIS and simulation software: a case study for contingency planning in microreg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generation of transport networks based on DLA model in an artificial society model with characteristics of geographical system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YU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search and Implementation of an OpenLayers-based Campus Geographic Information System [J]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Karçanaj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GRAPHIC INFORMATION SYSTEM DATA INTEGRATION AND WEB GIS DEVELOPMENT IN TIRANA MUNICIPALITY.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D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veloping open source based tools for geospatial integr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Ramdani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cturing on satellite imagery processing and GIS based on internet and open source softwa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Hua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mote sensing and open source geographic information system integration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Du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ducational geographic information system based on WebGI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Franç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ree software for development of Web GIS in tourism accessibility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Jang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ographic information system (GIS)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Franç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e of Open Source Software for the Development of Web GIS for Accessibility to Tourist Attrac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Yusof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 effective road management system using web-based GIS softwa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… OF WEB-BASED GIS FOR TRAFFIC MANAGEMENT SYSTEM WITH OBSTACLE AVOIDANCE TECHNIQUE USING OPEN SOURCE SOFTWAR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Chursin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eful spatial data and GIS applications on the Internet for transportation companie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ovela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planr: A Package for Geographic Transport Data Science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omic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portals and geospatial services-analysis of open-source software solutions for geoportal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Santo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(geo) graphs-Complex Networks as a shapefile of nodes and a shapefile of edges for different application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Kaziyev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viewing Software for Agent-based Bicycle Flow Model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ovelace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tegrating geographic analysis in transport planning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Hoover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CostMAP: An open-source software package for developing cost surface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Murray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ntemporary optimization application through geographic information systems</text:p>
          </table:table-cell>
          <table:table-cell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es-scholar-2010-2020geographic spatial network transport software open source'.A1:'res-scholar-2010-2020geographic spatial network transport software open source'.AMJ1048576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22:07:43.090632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22:52:59.648973433</dc:date>
    <dc:creator>Robin </dc:creator>
    <meta:editing-duration>PT12H58M5S</meta:editing-duration>
    <meta:editing-cycles>34</meta:editing-cycles>
    <meta:generator>LibreOffice/6.0.7.3$Linux_X86_64 LibreOffice_project/00m0$Build-3</meta:generator>
    <meta:document-statistic meta:table-count="1" meta:cell-count="1365" meta:object-count="0"/>
  </office:meta>
</office:document-meta>
</file>